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e936" officeooo:paragraph-rsid="000ee936"/>
    </style:style>
    <style:style style:name="P2" style:family="paragraph" style:parent-style-name="Standard">
      <style:text-properties officeooo:rsid="000ff5b5" officeooo:paragraph-rsid="000ff5b5"/>
    </style:style>
    <style:style style:name="P3" style:family="paragraph" style:parent-style-name="Standard">
      <style:text-properties officeooo:rsid="001187f9" officeooo:paragraph-rsid="001187f9"/>
    </style:style>
    <style:style style:name="T1" style:family="text">
      <style:text-properties officeooo:rsid="000ff5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tre WebVP : Braggadocio <text:span text:style-name="T1">(en regular)</text:span></text:p>
      <text:p text:style-name="P2">menu : helvetica Neue (regular)</text:p>
      <text:p text:style-name="P3">Le site de vente en particulier : Gujarati Sangam M/N (bold)</text:p>
      <text:p text:style-name="P3">Commence à vendre : <text:span text:style-name="T1">helvetica Neue (regular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22:15:27.294000000</meta:creation-date>
    <meta:generator>LibreOffice/6.0.6.2$Windows_X86_64 LibreOffice_project/0c292870b25a325b5ed35f6b45599d2ea4458e77</meta:generator>
    <dc:date>2019-03-18T22:34:20.601000000</dc:date>
    <meta:editing-duration>PT18M55S</meta:editing-duration>
    <meta:editing-cycles>3</meta:editing-cycles>
    <meta:document-statistic meta:table-count="0" meta:image-count="0" meta:object-count="0" meta:page-count="1" meta:paragraph-count="4" meta:word-count="29" meta:character-count="173" meta:non-whitespace-character-count="148"/>
  </office:meta>
</office:document-meta>
</file>